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4272" officeooo:paragraph-rsid="000742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e ut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ranalli</meta:initial-creator>
    <meta:creation-date>2020-01-07T15:54:30.139523329</meta:creation-date>
    <meta:generator>LibreOffice/6.2.8.2$Linux_X86_64 LibreOffice_project/20$Build-2</meta:generator>
    <dc:date>2020-01-07T15:55:27.008097605</dc:date>
    <dc:creator>andrea ranalli</dc:creator>
    <meta:editing-duration>PT14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</office:meta>
</office:document-meta>
</file>